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6.16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4cm"/>
    </style:style>
    <style:style style:name="co8" style:family="table-column">
      <style:table-column-properties fo:break-before="auto" style:column-width="2.01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MainSheet">
      <style:table-properties table:display="true" style:writing-mode="lr-tb"/>
    </style:style>
    <style:style style:name="ta2" style:family="table" style:master-page-name="PageStyle_5f_SecondSheet">
      <style:table-properties table:display="true" style:writing-mode="lr-tb"/>
    </style:style>
    <style:style style:name="ta3" style:family="table" style:master-page-name="PageStyle_5f_ThirdShee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map style:condition="is-true-formula([MainSheet.$J2]&gt;COLUMN([MainSheet.C2])-3)" style:apply-style-name="Excel_5f_CondFormat_5f_1_5f_1_5f_1" style:base-cell-address="MainSheet.C2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5" style:family="table-cell" style:parent-style-name="Default" style:data-style-name="N0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inShee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[.C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Relative reference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table:formula="oooc:=[.$C$3]+[.$C3]+[.C$3]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Absolute references</text:p>
          </table:table-cell>
          <table:table-cell office:value-type="string">
            <text:p>$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YCELL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Simple name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_MY_CELL_+_MY_CELL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Two names for same cell</text:p>
          </table:table-cell>
          <table:table-cell table:number-columns-repeated="245"/>
        </table:table-row>
        <table:table-row table:style-name="ro2">
          <table:table-cell office:value-type="float" office:value="5">
            <text:p>5</text:p>
          </table:table-cell>
          <table:table-cell table:formula="oooc:=_MY.CELL.1X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Unconventional names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table:formula="oooc:=MY23.43CELL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_12345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00">
            <text:p>400</text:p>
          </table:table-cell>
          <table:table-cell table:formula="oooc:=A1B+A1_+A1_1+A_1+A__1" office:value-type="float" office:value="400">
            <text:p>4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60">
            <text:p>60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SUM([.C11:.E11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Range with cell references</text:p>
          </table:table-cell>
          <table:table-cell table:number-columns-repeated="245"/>
        </table:table-row>
        <table:table-row table:style-name="ro2">
          <table:table-cell office:value-type="float" office:value="15">
            <text:p>15</text:p>
          </table:table-cell>
          <table:table-cell table:formula="oooc:=SUM(Range)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Range name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0">
            <text:p>30</text:p>
          </table:table-cell>
          <table:table-cell table:formula="oooc:=[$SecondSheet.B1]+CellOnThirdSheet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References to other sheets</text:p>
          </table:table-cell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condSheet" table:style-name="ta2" table:print="false">
        <table:table-column table:style-name="co7" table:default-cell-style-name="Default"/>
        <table:table-column table:style-name="co8" table:number-columns-repeated="255" table:default-cell-style-name="Default"/>
        <table:table-row table:style-name="ro3">
          <table:table-cell office:value-type="string">
            <text:p>Explicitly referenced cell</text:p>
          </table:table-cell>
          <table:table-cell table:formula="oooc:=[$MainSheet.C14]" office:value-type="float" office:value="10">
            <text:p>10</text:p>
          </table:table-cell>
          <table:table-cell table:number-columns-repeated="254"/>
        </table:table-row>
      </table:table>
      <table:table table:name="ThirdSheet" table:style-name="ta3" table:print="false">
        <table:table-column table:style-name="co7" table:default-cell-style-name="Default"/>
        <table:table-column table:style-name="co8" table:number-columns-repeated="255" table:default-cell-style-name="Default"/>
        <table:table-row table:style-name="ro3">
          <table:table-cell office:value-type="string">
            <text:p>Cell referenced by name</text:p>
          </table:table-cell>
          <table:table-cell table:formula="oooc:=[$MainSheet.D14]" office:value-type="float" office:value="20">
            <text:p>20</text:p>
          </table:table-cell>
          <table:table-cell table:number-columns-repeated="254"/>
        </table:table-row>
      </table:table>
      <table:named-expressions>
        <table:named-range table:name="_12345" table:base-cell-address="$MainSheet.$A$1" table:cell-range-address="$MainSheet.$C$8"/>
        <table:named-range table:name="_MY.CELL.1X" table:base-cell-address="$MainSheet.$A$1" table:cell-range-address="$MainSheet.$C$6"/>
        <table:named-range table:name="_MY_CELL" table:base-cell-address="$MainSheet.$A$1" table:cell-range-address="$MainSheet.$C$5"/>
        <table:named-range table:name="_MY_CELL_" table:base-cell-address="$MainSheet.$A$1" table:cell-range-address="$MainSheet.$C$5"/>
        <table:named-range table:name="A_1" table:base-cell-address="$MainSheet.$A$1" table:cell-range-address="$MainSheet.$F$9"/>
        <table:named-range table:name="A1_" table:base-cell-address="$MainSheet.$A$1" table:cell-range-address="$MainSheet.$D$9"/>
        <table:named-range table:name="A1B" table:base-cell-address="$MainSheet.$A$1" table:cell-range-address="$MainSheet.$C$9"/>
        <table:named-range table:name="CellOnThirdSheet" table:base-cell-address="$MainSheet.$A$1" table:cell-range-address="$ThirdSheet.$B$1"/>
        <table:named-range table:name="MY23.43CELL" table:base-cell-address="$MainSheet.$A$1" table:cell-range-address="$MainSheet.$C$7"/>
        <table:named-range table:name="MYCELL" table:base-cell-address="$MainSheet.$A$1" table:cell-range-address="$MainSheet.$C$4"/>
        <table:named-range table:name="Range" table:base-cell-address="$MainSheet.$A$1" table:cell-range-address="$MainSheet.$C$12:.$E$12"/>
        <table:named-range table:name="A1_1" table:base-cell-address="$MainSheet.$E$9" table:cell-range-address="$MainSheet.$E$9"/>
        <table:named-range table:name="A__1" table:base-cell-address="$MainSheet.$G$9" table:cell-range-address="$MainSheet.$G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SFr. </number:text>
      <number:number number:decimal-places="0" number:min-integer-digits="1" number:grouping="true"/>
      <number:text> </number:text>
    </number:number-style>
    <number:number-style style:name="N123P1" style:volatile="true">
      <number:text> SFr. -</number:text>
      <number:number number:decimal-places="0" number:min-integer-digits="1" number:grouping="true"/>
      <number:text> </number:text>
    </number:number-style>
    <number:number-style style:name="N123P2" style:volatile="true">
      <number:text> SFr.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2" number:min-integer-digits="1" number:grouping="true"/>
      <number:text> </number:text>
    </number:number-style>
    <number:number-style style:name="N131P1" style:volatile="true">
      <number:text> SFr. -</number:text>
      <number:number number:decimal-places="2" number:min-integer-digits="1" number:grouping="true"/>
      <number:text> </number:text>
    </number:number-style>
    <number:number-style style:name="N131P2" style:volatile="true">
      <number:text> SFr.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4P0" style:volatile="true">
      <number:text> </number:text>
      <number:number number:decimal-places="3" number:min-integer-digits="1" number:grouping="true"/>
      <number:text> </number:text>
    </number:number-style>
    <number:number-style style:name="N144P1" style:volatile="true">
      <number:text> -</number:text>
      <number:number number:decimal-places="3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text> </number:text>
      <number:number number:decimal-places="4" number:min-integer-digits="1" number:grouping="true"/>
      <number:text> </number:text>
    </number:number-style>
    <number:number-style style:name="N147P1" style:volatile="true">
      <number:text> -</number:text>
      <number:number number:decimal-places="4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5" number:min-integer-digits="1" number:grouping="true"/>
      <number:text> </number:text>
    </number:number-style>
    <number:number-style style:name="N150P1" style:volatile="true">
      <number:text> -</number:text>
      <number:number number:decimal-places="5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</number:text>
      <number:number number:decimal-places="6" number:min-integer-digits="1" number:grouping="true"/>
      <number:text> </number:text>
    </number:number-style>
    <number:number-style style:name="N153P1" style:volatile="true">
      <number:text> -</number:text>
      <number:number number:decimal-places="6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1" number:min-integer-digits="1" number:grouping="true"/>
      <number:text> </number:text>
    </number:number-style>
    <number:number-style style:name="N156P1" style:volatile="true">
      <number:text> -</number:text>
      <number:number number:decimal-places="1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0" number:min-integer-digits="1" number:grouping="true"/>
      <number:text> </number:text>
    </number:number-style>
    <number:number-style style:name="N157P1" style:volatile="true">
      <number:text> -</number:text>
      <number:number number:decimal-places="0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3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Sheet" style:display-name="PageStyle_MainShee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econdSheet" style:display-name="PageStyle_SecondShee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hirdSheet" style:display-name="PageStyle_ThirdSheet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1:05:38</meta:creation-date>
    <dc:date>2007-11-29T13:07:07</dc:date>
    <meta:editing-cycles>2</meta:editing-cycles>
    <meta:editing-duration>PT5M17S</meta:editing-duration>
    <meta:user-defined meta:name="Info 1"/>
    <meta:user-defined meta:name="Info 2"/>
    <meta:user-defined meta:name="Info 3"/>
    <meta:user-defined meta:name="Info 4"/>
    <meta:document-statistic meta:table-count="3" meta:cell-count="73"/>
  </office:meta>
</office:document-meta>
</file>